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8.5pt" style:font-size-asian="8.5pt" style:font-size-complex="8.5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8.5pt" style:font-size-asian="8.5pt" style:font-size-complex="8.5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8.5pt" style:font-size-asian="8.5pt" style:font-size-complex="8.5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8.5pt" style:font-size-asian="8.5pt" style:font-size-complex="8.5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8.5pt" fo:font-weight="bold" style:font-size-asian="8.5pt" style:font-weight-asian="bold" style:font-size-complex="8.5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8.5pt" fo:font-style="normal" style:font-size-asian="8.5pt" style:font-style-asian="normal" style:font-size-complex="8.5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8.5pt" fo:font-style="normal" style:font-size-asian="8.5pt" style:font-style-asian="normal" style:font-size-complex="8.5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8.5pt" style:text-underline-style="none" style:font-size-asian="8.5pt" style:font-size-complex="8.5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8.5pt" style:text-underline-style="none" style:font-size-asian="8.5pt" style:font-size-complex="8.5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8.5pt" fo:font-weight="bold" style:font-size-asian="8.5pt" style:font-weight-asian="bold" style:font-size-complex="8.5pt" style:font-weight-complex="bold"/>
    </style:style>
    <style:style style:name="ce17" style:family="table-cell" style:parent-style-name="Default" style:data-style-name="N84">
      <style:text-properties fo:font-size="8.5pt" fo:font-style="italic" style:font-size-asian="8.5pt" style:font-style-asian="italic" style:font-size-complex="8.5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8.5pt" style:font-size-asian="8.5pt" style:font-size-complex="8.5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8.5pt" style:font-size-asian="8.5pt" style:font-size-complex="8.5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8.5pt" fo:font-style="normal" style:font-size-asian="8.5pt" style:font-style-asian="normal" style:font-size-complex="8.5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8.5pt" fo:font-style="normal" style:font-size-asian="8.5pt" style:font-style-asian="normal" style:font-size-complex="8.5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8.5pt" style:font-size-asian="8.5pt" style:font-size-complex="8.5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8.5pt" fo:font-weight="bold" style:font-size-asian="8.5pt" style:font-weight-asian="bold" style:font-size-complex="8.5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.5pt" fo:font-weight="bold" style:font-size-asian="8.5pt" style:font-weight-asian="bold" style:font-size-complex="8.5pt" style:font-weight-complex="bold"/>
    </style:style>
    <style:style style:name="ce28" style:family="table-cell" style:parent-style-name="Default">
      <style:table-cell-properties fo:border="none"/>
      <style:text-properties fo:font-size="8.5pt" style:font-size-asian="8.5pt" style:font-size-complex="8.5pt"/>
    </style:style>
    <style:style style:name="ce29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30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1" style:family="table-cell" style:parent-style-name="Default">
      <style:table-cell-properties fo:border-bottom="none" fo:border-left="0.002cm solid #000000" fo:border-right="none" fo:border-top="none"/>
      <style:text-properties fo:color="#000000" fo:font-size="8.5pt" style:font-size-asian="8.5pt" style:font-size-complex="8.5pt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8.5pt" fo:font-style="italic" fo:font-weight="bold" style:font-size-asian="8.5pt" style:font-style-asian="italic" style:font-weight-asian="bold" style:font-size-complex="8.5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8.5pt" fo:font-style="italic" style:font-size-asian="8.5pt" style:font-style-asian="italic" style:font-size-complex="8.5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40" style:family="table-cell" style:parent-style-name="Default">
      <style:table-cell-properties fo:border-bottom="none" fo:border-left="none" fo:border-right="0.002cm solid #000000" fo:border-top="0.002cm solid #000000"/>
      <style:text-properties fo:font-size="8.5pt" fo:font-weight="bold" style:font-size-asian="8.5pt" style:font-weight-asian="bold" style:font-size-complex="8.5pt" style:font-weight-complex="bold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8.5pt" style:font-size-asian="8.5pt" style:font-size-complex="8.5pt"/>
    </style:style>
    <style:style style:name="ce42" style:family="table-cell" style:parent-style-name="Default">
      <style:table-cell-properties fo:border-bottom="0.002cm solid #000000" fo:border-left="none" fo:border-right="none" fo:border-top="none"/>
      <style:text-properties fo:font-size="8.5pt" style:font-size-asian="8.5pt" style:font-size-complex="8.5pt"/>
    </style:style>
    <style:style style:name="ce43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8.5pt" fo:font-weight="bold" style:font-size-asian="8.5pt" style:font-weight-asian="bold" style:font-size-complex="8.5pt" style:font-weight-complex="bold"/>
    </style:style>
    <style:style style:name="ce44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8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2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3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59" style:family="table-cell" style:parent-style-name="Default">
      <style:table-cell-properties fo:background-color="#ffff00"/>
      <style:text-properties fo:font-size="8.5pt" fo:font-style="italic" style:font-size-asian="8.5pt" style:font-style-asian="italic" style:font-size-complex="8.5pt" style:font-style-complex="italic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IC.DB</text:p>
          </table:table-cell>
          <table:table-cell table:style-name="ce23"/>
          <table:table-cell table:style-name="ce27"/>
          <table:table-cell table:style-name="ce2"/>
          <table:table-cell table:style-name="ce5" table:formula="of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8"/>
          <table:table-cell/>
          <table:table-cell table:style-name="ce2"/>
          <table:table-cell table:style-name="ce5" table:formula="of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1"/>
          <table:table-cell table:style-name="ce43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/>
          <table:table-cell table:style-name="ce17" office:value-type="date" office:date-value="2009-02-17">
            <text:p>2009-02-17</text:p>
          </table:table-cell>
          <table:table-cell table:style-name="ce24"/>
          <table:table-cell table:style-name="ce17"/>
          <table:table-cell table:style-name="ce3"/>
          <table:table-cell table:style-name="Default"/>
          <table:table-cell table:style-name="ce17" table:formula="of:=[.D3]" office:value-type="date" office:date-value="2009-02-17">
            <text:p>2009-02-17</text:p>
          </table:table-cell>
          <table:table-cell table:style-name="ce19"/>
          <table:table-cell table:style-name="ce28"/>
          <table:table-cell/>
          <table:table-cell table:style-name="ce3"/>
          <table:table-cell/>
          <table:table-cell table:style-name="ce17" table:formula="of:=[.D3]" office:value-type="date" office:date-value="2009-02-17">
            <text:p>2009-02-17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number-columns-repeated="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 table:style-name="ce3"/>
          <table:table-cell table:style-name="ce31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f:=[.O53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8"/>
          <table:table-cell table:style-name="ce3"/>
          <table:table-cell table:style-name="ce31" office:value-type="string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IsCRegion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14" office:value-type="string">
            <text:p>Event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BOOLEAN NOT NULL DEFAULT TRUE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8"/>
          <table:table-cell table:style-name="ce3"/>
          <table:table-cell table:style-name="ce10" table:formula="of:=[.H39]" office:value-type="string" office:string-value="UserName">
            <text:p>UserName</text:p>
          </table:table-cell>
          <table:table-cell table:style-name="ce18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EventLang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8"/>
          <table:table-cell table:style-name="ce3"/>
          <table:table-cell table:style-name="ce7" table:formula="of:=[.H6]" office:value-type="string" office:string-value="RegionId">
            <text:p>RegionId</text:p>
          </table:table-cell>
          <table:table-cell table:style-name="ce19" table:formula="of:=[.I6]" office:value-type="string" office:string-value="VARCHAR(50)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14" office:value-type="string">
            <text:p>Cause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QueryId</text:p>
          </table:table-cell>
          <table:table-cell table:style-name="ce18" table:formula="of:=[.I6]" office:value-type="string" office:string-value="VARCHAR(50)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" table:formula="of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BOOLEAN NOT NULL DEFAULT TRUE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CauseLang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Level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f:=[.C6]" office:value-type="string" office:string-value="CountryIso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1" office:value-type="string">
            <text:p>GeoLevelActive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SectorTransport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f:=[.H39]" office:value-type="string" office:string-value="UserName">
            <text:p>UserName</text:p>
          </table:table-cell>
          <table:table-cell table:style-name="ce19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Communications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Relief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Agricultural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graphy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WaterSuppl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Sewerage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8"/>
          <table:table-cell table:style-name="ce4"/>
          <table:table-cell table:style-name="ce15" table:number-columns-repeated="2"/>
          <table:table-cell table:style-name="ce22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Education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Power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6"/>
          <table:table-cell table:style-name="Default"/>
          <table:table-cell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f:=[.Q73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Industr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Health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BOOLEAN NOT NULL DEFAULT TRUE</text:p>
          </table:table-cell>
          <table:table-cell/>
          <table:table-cell table:style-name="ce4" office:value-type="string">
            <text:p>SectorOtherQ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Default" table:number-columns-repeated="2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Field</text:p>
          </table:table-cell>
          <table:covered-table-cell table:style-name="ce40"/>
          <table:table-cell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/>
          <table:table-cell table:style-name="ce44" table:formula="of:=[.Q3]" office:value-type="string" office:string-value="DisasterId">
            <text:p>DisasterId</text:p>
          </table:table-cell>
          <table:table-cell table:style-name="ce18" table:formula="of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table:formula="of:=[.Q68]" office:value-type="string" office:string-value="EEGroupId">
            <text:p>EEGroupId</text:p>
          </table:table-cell>
          <table:table-cell table:style-name="ce19" table:formula="of:=[.R68]" office:value-type="string" office:string-value="VARCHAR(30)">
            <text:p>VARCHAR(30)</text:p>
          </table:table-cell>
          <table:table-cell/>
          <table:table-cell table:style-name="Default" table:number-columns-repeated="2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/>
          <table:table-cell table:style-name="ce3" office:value-type="string">
            <text:p>SyncTabl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 table:style-name="ce28"/>
          <table:table-cell table:style-name="ce45" table:number-columns-repeated="2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 table:style-name="ce28"/>
          <table:table-cell table:style-name="ce45" table:number-columns-repeated="2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Default" table:number-columns-repeated="2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Default" table:number-columns-repeated="2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Default" table:number-columns-repeated="2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4"/>
          <table:table-cell table:style-name="ce15" table:number-columns-repeated="2"/>
          <table:table-cell table:style-name="ce42"/>
          <table:table-cell table:style-name="ce15" table:number-columns-repeated="2"/>
          <table:table-cell table:style-name="ce22"/>
          <table:table-cell table:number-columns-repeated="237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3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3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3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38"/>
        </table:table-row>
        <table:table-row table:style-name="ro1" table:number-rows-repeated="31">
          <table:table-cell table:number-columns-repeated="7"/>
          <table:table-cell table:style-name="Default" table:number-columns-repeated="2"/>
          <table:table-cell table:number-columns-repeated="247"/>
        </table:table-row>
        <table:table-row table:style-name="ro1" table:number-rows-repeated="654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1"/>
        <table:table-column table:style-name="co27" table:default-cell-style-name="ce1"/>
        <table:table-column table:style-name="co25" table:number-columns-repeated="254" table:default-cell-style-name="ce1"/>
        <table:table-row table:style-name="ro1">
          <table:table-cell table:style-name="ce46" table:formula="of:=CONCATENATE(&quot;/* &quot;; [Tables.D2]; &quot; - &quot;; [Tables.N2])" office:value-type="string" office:string-value="/* BASIC.DB - DesInventar8.2">
            <text:p>/* BASIC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1">
          <table:table-cell table:style-name="ce47" table:formula="of:=[Tables.D3]" office:value-type="date" office:date-value="2009-02-17">
            <text:p>2009-02-17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1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ce52" office:value-type="string">
            <text:p>);</text:p>
          </table:table-cell>
          <table:table-cell table:number-columns-repeated="254"/>
        </table:table-row>
        <table:table-row table:style-name="ro1">
          <table:table-cell table:style-name="ce48" table:formula="of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27]; &quot; &quot;; [Tables.D27]; &quot;, &quot;)" office:value-type="string" office:string-value="EventActive BOOLEAN, ">
            <text:p>EventActive BOOLEAN,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23];&quot;','&quot;; [Tables.C24]; &quot;')&quot;)" office:value-type="string" office:string-value="PRIMARY KEY('EventId','EventLangCode')">
            <text:p>PRIMARY KEY('EventId','EventLangCode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CauseActive BOOLEAN, ">
            <text:p>CauseActive BOOLEAN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34];&quot;','&quot;; [Tables.C35]; &quot;')&quot;)" office:value-type="string" office:string-value="PRIMARY KEY('CauseId','CauseLangCode')">
            <text:p>PRIMARY KEY('CauseId','CauseLangCode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49" table:formula="of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style-name="ce48" table:formula="of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48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 table:number-rows-repeated="417">
          <table:table-cell table:style-name="Default"/>
          <table:table-cell table:number-columns-repeated="255"/>
        </table:table-row>
        <table:table-row table:style-name="ro1" table:number-rows-repeated="650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8" table:default-cell-style-name="ce1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1"/>
        <table:table-row table:style-name="ro1">
          <table:table-cell table:style-name="ce46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255"/>
        </table:table-row>
        <table:table-row table:style-name="ro1">
          <table:table-cell table:style-name="ce47" table:formula="of:=[Tables.D3]" office:value-type="date" office:date-value="2009-02-17">
            <text:p>2009-02-17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255"/>
        </table:table-row>
        <table:table-row table:style-name="ro1">
          <table:table-cell table:style-name="ce49" table:formula="of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25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25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25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25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255"/>
        </table:table-row>
        <table:table-row table:style-name="ro1">
          <table:table-cell table:formula="of:=CONCATENATE([Tables.H13]; &quot; &quot;; [Tables.I13]; &quot;, &quot;)" office:value-type="string" office:string-value="IsCRegion BOOLEAN, ">
            <text:p>IsCRegion BOOLEAN, </text:p>
          </table:table-cell>
          <table:table-cell table:number-columns-repeated="255"/>
        </table:table-row>
        <table:table-row table:style-name="ro1">
          <table:table-cell table:formula="of:=CONCATENATE([Tables.H14]; &quot; &quot;; [Tables.I14]; &quot;, &quot;)" office:value-type="string" office:string-value="IsVRegion BOOLEAN, ">
            <text:p>IsVRegion BOOLEAN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25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255"/>
        </table:table-row>
        <table:table-row table:style-name="ro1">
          <table:table-cell table:style-name="ce49" table:formula="of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25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25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25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255"/>
        </table:table-row>
        <table:table-row table:style-name="ro1">
          <table:table-cell table:style-name="ce49" table:formula="of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255"/>
        </table:table-row>
        <table:table-row table:style-name="ro1">
          <table:table-cell table:formula="of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25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25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25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255"/>
        </table:table-row>
        <table:table-row table:style-name="ro1">
          <table:table-cell table:style-name="ce49" table:formula="of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25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25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255"/>
        </table:table-row>
        <table:table-row table:style-name="ro1">
          <table:table-cell table:formula="of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255"/>
        </table:table-row>
        <table:table-row table:style-name="ro1">
          <table:table-cell table:formula="of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255"/>
        </table:table-row>
        <table:table-row table:style-name="ro1">
          <table:table-cell table:formula="of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255"/>
        </table:table-row>
        <table:table-row table:style-name="ro1">
          <table:table-cell table:formula="of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25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E.$B$1]; [Tables.H38]; &quot;;&quot;)" office:value-type="string" office:string-value="DROP TABLE IF EXISTS User;">
            <text:p>DROP TABLE IF EXISTS User;</text:p>
          </table:table-cell>
          <table:table-cell table:number-columns-repeated="255"/>
        </table:table-row>
        <table:table-row table:style-name="ro1">
          <table:table-cell table:style-name="ce49" table:formula="of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255"/>
        </table:table-row>
        <table:table-row table:style-name="ro1">
          <table:table-cell table:formula="of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f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255"/>
        </table:table-row>
        <table:table-row table:style-name="ro1">
          <table:table-cell table:formula="of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255"/>
        </table:table-row>
        <table:table-row table:style-name="ro1">
          <table:table-cell table:formula="of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255"/>
        </table:table-row>
        <table:table-row table:style-name="ro1">
          <table:table-cell table:formula="of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255"/>
        </table:table-row>
        <table:table-row table:style-name="ro1">
          <table:table-cell table:formula="of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255"/>
        </table:table-row>
        <table:table-row table:style-name="ro1">
          <table:table-cell table:formula="of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255"/>
        </table:table-row>
        <table:table-row table:style-name="ro1">
          <table:table-cell table:formula="of:=CONCATENATE([Tables.H47]; &quot; &quot;; [Tables.I47]; &quot;, &quot;)" office:value-type="string" office:string-value="UserNotes TEXT, ">
            <text:p>UserNotes TEXT, </text:p>
          </table:table-cell>
          <table:table-cell table:number-columns-repeated="255"/>
        </table:table-row>
        <table:table-row table:style-name="ro1">
          <table:table-cell table:formula="of:=CONCATENATE([Tables.H48]; &quot; &quot;; [Tables.I48]; &quot;, &quot;)" office:value-type="string" office:string-value="UserActive BOOLEAN, ">
            <text:p>UserActive BOOLEAN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25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255"/>
        </table:table-row>
        <table:table-row table:style-name="ro1">
          <table:table-cell table:style-name="ce49" table:formula="of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255"/>
        </table:table-row>
        <table:table-row table:style-name="ro1">
          <table:table-cell table:formula="of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f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255"/>
        </table:table-row>
        <table:table-row table:style-name="ro1">
          <table:table-cell table:formula="of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255"/>
        </table:table-row>
        <table:table-row table:style-name="ro1">
          <table:table-cell table:formula="of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25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User VALUES ('root', <text:a xlink:href="mailto:'root@localhost">'root@localhost</text:a>', 'root', 'Portal Administrator', '', '', '', '2008-01-01', '', 1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RegionAuth VALUES ('root', '', 'REGION', 5, ''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RegionAuth VALUES ('root', '', 'USER', 5, '');</text:p>
          </table:table-cell>
          <table:table-cell table:number-columns-repeated="255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1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1"/>
        <table:table-row table:style-name="ro1">
          <table:table-cell table:style-name="ce46" table:formula="of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47" table:formula="of:=[Tables.D3]" office:value-type="date" office:date-value="2009-02-17">
            <text:p>2009-02-17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E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49" table:formula="of:=CONCATENATE([BASE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7]; &quot; &quot;; [Tables.O7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9]; &quot; &quot;; [Tables.O9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10]; &quot; &quot;; [Tables.O10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48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E.$B$1]; [Tables.N12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3" table:formula="of:=CONCATENATE([BASE.$B$2]; &quot;'&quot;; [Tables.N12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3]; &quot; &quot;; [Tables.O1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Active BOOLEAN NOT NULL DEFAULT TRUE, ">
            <text:p>EventActive BOOLEAN NOT NULL DEFAULT TRUE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Predefined BOOLEAN NOT NULL DEFAULT False, ">
            <text:p>EventPredefined BOOLEAN NOT NULL DEFAULT False, </text:p>
          </table:table-cell>
          <table:table-cell table:number-columns-repeated="255"/>
        </table:table-row>
        <table:table-row table:style-name="ro1">
          <table:table-cell table:formula="of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23]; &quot; &quot;; [Tables.O23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N24]; &quot; &quot;; [Tables.O24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N13];&quot;','&quot;; [Tables.N14];&quot;')&quot;)" office:value-type="string" office:string-value="PRIMARY KEY('EventId','EventLangCode')">
            <text:p>PRIMARY KEY('EventId','EventLangCode')</text:p>
          </table:table-cell>
          <table:table-cell table:number-columns-repeated="255"/>
        </table:table-row>
        <table:table-row table:style-name="ro1">
          <table:table-cell table:style-name="ce48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E.$B$1]; [Tables.N26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4" table:formula="of:=CONCATENATE([BASE.$B$2]; &quot;'&quot;; [Tables.N26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7]; &quot; &quot;; [Tables.O27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33]; &quot; &quot;; [Tables.O33]; &quot;, &quot;)" office:value-type="string" office:string-value="CauseActive BOOLEAN NOT NULL DEFAULT TRUE, ">
            <text:p>CauseActive BOOLEAN NOT NULL DEFAULT TRUE, </text:p>
          </table:table-cell>
          <table:table-cell table:number-columns-repeated="255"/>
        </table:table-row>
        <table:table-row table:style-name="ro1">
          <table:table-cell table:formula="of:=CONCATENATE([Tables.N34]; &quot; &quot;; [Tables.O34]; &quot;, &quot;)" office:value-type="string" office:string-value="CausePredefined BOOLEAN NOT NULL DEFAULT False, ">
            <text:p>CausePredefined BOOLEAN NOT NULL DEFAULT False, </text:p>
          </table:table-cell>
          <table:table-cell table:number-columns-repeated="255"/>
        </table:table-row>
        <table:table-row table:style-name="ro1">
          <table:table-cell table:formula="of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7]; &quot; &quot;; [Tables.O37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N38]; &quot; &quot;; [Tables.O38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N27];&quot;','&quot;; [Tables.N28];&quot;')&quot;)" office:value-type="string" office:string-value="PRIMARY KEY('CauseId','CauseLangCode')">
            <text:p>PRIMARY KEY('CauseId','CauseLangCode')</text:p>
          </table:table-cell>
          <table:table-cell table:number-columns-repeated="255"/>
        </table:table-row>
        <table:table-row table:style-name="ro1">
          <table:table-cell table:style-name="ce48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E.$B$1]; [Tables.N40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5" table:formula="of:=CONCATENATE([BASE.$B$2]; &quot;'&quot;; [Tables.N40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41]; &quot; &quot;; [Tables.O41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GeoLevelLangCode VARCHAR(3) NOT NULL, ">
            <text:p>GeoLevelLangCode VARCHAR(3) NOT NULL, </text:p>
          </table:table-cell>
          <table:table-cell table:number-columns-repeated="255"/>
        </table:table-row>
        <table:table-row table:style-name="ro1">
          <table:table-cell table:formula="of:=CONCATENATE([Tables.N43]; &quot; &quot;; [Tables.O43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f:=CONCATENATE([Tables.N44]; &quot; &quot;; [Tables.O4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45]; &quot; &quot;; [Tables.O45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GeoLevelActive BOOLEAN NOT NULL DEFAULT False, ">
            <text:p>GeoLevelActive BOOLEAN NOT NULL DEFAULT False, </text:p>
          </table:table-cell>
          <table:table-cell table:number-columns-repeated="255"/>
        </table:table-row>
        <table:table-row table:style-name="ro1">
          <table:table-cell table:formula="of:=CONCATENATE([Tables.N48]; &quot; &quot;; [Tables.O48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1">
          <table:table-cell table:formula="of:=CONCATENATE([Tables.N49]; &quot; &quot;; [Tables.O49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1">
          <table:table-cell table:formula="of:=CONCATENATE([Tables.N50]; &quot; &quot;; [Tables.O50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N41];&quot;','&quot;;[Tables.N42];&quot;')&quot;)" office:value-type="string" office:string-value="PRIMARY KEY('GeoLevelId','GeoLevelLangCode')">
            <text:p>PRIMARY KEY('GeoLevelId','GeoLevelLangCode')</text:p>
          </table:table-cell>
          <table:table-cell table:number-columns-repeated="255"/>
        </table:table-row>
        <table:table-row table:style-name="ro1">
          <table:table-cell table:style-name="ce48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E.$B$1]; [Tables.N52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5" table:formula="of:=CONCATENATE([BASE.$B$2]; &quot;'&quot;; [Tables.N52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53]; &quot; &quot;; [Tables.O53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N54]; &quot; &quot;; [Tables.O54]; &quot;, &quot;)" office:value-type="string" office:string-value="GeographyLangCode VARCHAR(3) NOT NULL, ">
            <text:p>GeographyLangCode VARCHAR(3) NOT NULL,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57]; &quot; &quot;; [Tables.O57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1">
          <table:table-cell table:formula="of:=CONCATENATE([Tables.N58]; &quot; &quot;; [Tables.O58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1">
          <table:table-cell table:formula="of:=CONCATENATE([Tables.N59]; &quot; &quot;; [Tables.O59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60]; &quot; &quot;; [Tables.O60]; &quot;, &quot;)" office:value-type="string" office:string-value="GeographyActive BOOLEAN NOT NULL DEFAULT TRUE, ">
            <text:p>GeographyActive BOOLEAN NOT NULL DEFAULT TRUE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N53];&quot;','&quot;;[Tables.N54];&quot;')&quot;)" office:value-type="string" office:string-value="PRIMARY KEY('GeographyId','GeographyLangCode')">
            <text:p>PRIMARY KEY('GeographyId','GeographyLangCode')</text:p>
          </table:table-cell>
          <table:table-cell table:number-columns-repeated="255"/>
        </table:table-row>
        <table:table-row table:style-name="ro1">
          <table:table-cell table:style-name="ce48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4]; &quot; &quot;; [Tables.R4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TransportQ INTEGER, ">
            <text:p>SectorTransportQ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CommunicationsQ INTEGER, ">
            <text:p>SectorCommunicationsQ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ReliefQ INTEGER, ">
            <text:p>SectorReliefQ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AgriculturalQ INTEGER, ">
            <text:p>SectorAgriculturalQ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WaterSupplyQ INTEGER, ">
            <text:p>SectorWaterSupplyQ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SewerageQ INTEGER, ">
            <text:p>SectorSewerageQ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EducationQ INTEGER, ">
            <text:p>SectorEducationQ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PowerQ INTEGER, ">
            <text:p>SectorPowerQ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IndustryQ INTEGER, ">
            <text:p>SectorIndustryQ INTEGER, </text:p>
          </table:table-cell>
          <table:table-cell table:number-columns-repeated="255"/>
        </table:table-row>
        <table:table-row table:style-name="ro1">
          <table:table-cell table:formula="of:=CONCATENATE([Tables.Q59]; &quot; &quot;; [Tables.R59]; &quot;, &quot;)" office:value-type="string" office:string-value="SectorHealthQ INTEGER, ">
            <text:p>SectorHealthQ INTEGER, </text:p>
          </table:table-cell>
          <table:table-cell table:number-columns-repeated="255"/>
        </table:table-row>
        <table:table-row table:style-name="ro1">
          <table:table-cell table:formula="of:=CONCATENATE([Tables.Q60]; &quot; &quot;; [Tables.R60]; &quot;, &quot;)" office:value-type="string" office:string-value="SectorOtherQ INTEGER, ">
            <text:p>SectorOtherQ INTEGER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8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E.$B$1]; [Tables.Q67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Q67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69]; &quot; &quot;; [Tables.R69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f:=CONCATENATE([Tables.Q70]; &quot; &quot;; [Tables.R7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71]; &quot; &quot;; [Tables.R71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Q72]; &quot; &quot;; [Tables.R72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Q73]; &quot; &quot;; [Tables.R73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Q68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48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E.$B$1]; [Tables.N62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N62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N63]; &quot; &quot;; [Tables.O63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1">
          <table:table-cell table:formula="of:=CONCATENATE([Tables.N64]; &quot; &quot;; [Tables.O64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f:=CONCATENATE([Tables.N65]; &quot; &quot;; [Tables.O6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66]; &quot; &quot;; [Tables.O66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67]; &quot; &quot;; [Tables.O67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N68]; &quot; &quot;; [Tables.O68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N69]; &quot; &quot;; [Tables.O69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N70]; &quot; &quot;; [Tables.O70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N71]; &quot; &quot;; [Tables.O71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N72]; &quot; &quot;; [Tables.O72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N63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48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f:=CONCATENATE([BASE.$B$1]; [Tables.Q62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Q62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Q63]; &quot; &quot;; [Tables.R6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64]; &quot; &quot;; [Tables.R64]; &quot;, &quot;)" office:value-type="string" office:string-value="SyncTable DATETIME, ">
            <text:p>SyncTable DATETIME, </text:p>
          </table:table-cell>
          <table:table-cell table:number-columns-repeated="255"/>
        </table:table-row>
        <table:table-row table:style-name="ro1">
          <table:table-cell table:formula="of:=CONCATENATE([Tables.Q65]; &quot; &quot;; [Tables.R6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style-name="ce48" table:formula="of:=CONCATENATE([BASE.$B$3]; &quot;('&quot;; [Tables.Q6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8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f:=CONCATENATE([BASE.$B$1]; [Tables.N74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N74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1">
          <table:table-cell table:formula="of:=CONCATENATE([Tables.N75]; &quot; &quot;; [Tables.O75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1">
          <table:table-cell table:formula="of:=CONCATENATE([Tables.N76]; &quot; &quot;; [Tables.O76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1">
          <table:table-cell table:formula="of:=CONCATENATE([Tables.N77]; &quot; &quot;; [Tables.O77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1">
          <table:table-cell table:formula="of:=CONCATENATE([Tables.N78]; &quot; &quot;; [Tables.O78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1">
          <table:table-cell table:style-name="ce48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DBVersion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RegCountry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18NFirstLang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18NSecondLang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18NThirdLang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SyncMasterURL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SyncLastupdat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PeriodBeginDat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PeriodEndDat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PeriodOutOfRang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nfoAdminURL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Credits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General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Sources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Synopsis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Observation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Geography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Cartography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ImageLogo','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ImageIcon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inX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inY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axX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axY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CartoLayerFil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CartoLayerName','','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CartoLayerCode','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Event','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Cause','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GeoLevel','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Geography','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Disaster','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EEField','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EEData','','','','');</text:p>
          </table:table-cell>
          <table:table-cell table:number-columns-repeated="255"/>
        </table:table-row>
        <table:table-row table:style-name="ro1" table:number-rows-repeated="6531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7">02/17/2009</text:date>, <text:time>20:44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Mario Yandar</meta:initial-creator>
    <meta:creation-date>2008-05-07T11:20:47</meta:creation-date>
    <dc:creator>Mario Yandar</dc:creator>
    <dc:date>2009-02-17T20:44:50</dc:date>
    <meta:printed-by>Mario Yandar</meta:printed-by>
    <meta:print-date>2008-05-09T11:50:49</meta:print-date>
    <meta:editing-cycles>297</meta:editing-cycles>
    <meta:editing-duration>PT84H36M51S</meta:editing-duration>
    <meta:document-statistic meta:table-count="4" meta:cell-count="796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